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713529512286186" calcext:value-type="float">
            <text:p>0.071352951228619</text:p>
          </table:table-cell>
          <table:table-cell office:value-type="float" office:value="0.896717548370361" calcext:value-type="float">
            <text:p>0.896717548370361</text:p>
          </table:table-cell>
          <table:table-cell office:value-type="float" office:value="0.755141258239746" calcext:value-type="float">
            <text:p>0.755141258239746</text:p>
          </table:table-cell>
          <table:table-cell office:value-type="float" office:value="0.803640842437744" calcext:value-type="float">
            <text:p>0.803640842437744</text:p>
          </table:table-cell>
          <table:table-cell office:value-type="float" office:value="3929" calcext:value-type="float">
            <text:p>3929</text:p>
          </table:table-cell>
          <table:table-cell office:value-type="float" office:value="15467" calcext:value-type="float">
            <text:p>15467</text:p>
          </table:table-cell>
          <table:table-cell office:value-type="float" office:value="1274" calcext:value-type="float">
            <text:p>1274</text:p>
          </table:table-cell>
          <table:table-cell office:value-type="float" office:value="960" calcext:value-type="float">
            <text:p>960</text:p>
          </table:table-cell>
          <table:table-cell office:value-type="float" office:value="2056" calcext:value-type="float">
            <text:p>2056</text:p>
          </table:table-cell>
          <table:table-cell office:value-type="float" office:value="123.259054422379" calcext:value-type="float">
            <text:p>123.259054422379</text:p>
          </table:table-cell>
          <table:table-cell office:value-type="string" calcext:value-type="string">
            <text:p>12_G_exp8</text:p>
          </table:table-cell>
          <table:table-cell office:value-type="string" calcext:value-type="string">
            <text:p>12_G.v1.l0.ds0.l_combo0.ds_combo0.idays30.odays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55791130661964" calcext:value-type="float">
            <text:p>0.045579113066197</text:p>
          </table:table-cell>
          <table:table-cell office:value-type="float" office:value="0.938118696212769" calcext:value-type="float">
            <text:p>0.938118696212769</text:p>
          </table:table-cell>
          <table:table-cell office:value-type="float" office:value="0.859087824821472" calcext:value-type="float">
            <text:p>0.859087824821472</text:p>
          </table:table-cell>
          <table:table-cell office:value-type="float" office:value="0.844335436820984" calcext:value-type="float">
            <text:p>0.844335436820984</text:p>
          </table:table-cell>
          <table:table-cell office:value-type="float" office:value="3786" calcext:value-type="float">
            <text:p>3786</text:p>
          </table:table-cell>
          <table:table-cell office:value-type="float" office:value="16210" calcext:value-type="float">
            <text:p>16210</text:p>
          </table:table-cell>
          <table:table-cell office:value-type="float" office:value="621" calcext:value-type="float">
            <text:p>621</text:p>
          </table:table-cell>
          <table:table-cell office:value-type="float" office:value="698" calcext:value-type="float">
            <text:p>698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151.559880018234" calcext:value-type="float">
            <text:p>151.559880018234</text:p>
          </table:table-cell>
          <table:table-cell table:style-name="ce1" office:value-type="string" calcext:value-type="string">
            <text:p>12_G_exp64</text:p>
          </table:table-cell>
          <table:table-cell table:style-name="ce1" office:value-type="string" calcext:value-type="string">
            <text:p>12_G.v1.l0.ds0.l_combo0.ds_combo0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36658200621605" calcext:value-type="float">
            <text:p>0.073665820062161</text:p>
          </table:table-cell>
          <table:table-cell office:value-type="float" office:value="0.894363939762116" calcext:value-type="float">
            <text:p>0.894363939762116</text:p>
          </table:table-cell>
          <table:table-cell office:value-type="float" office:value="0.795039176940918" calcext:value-type="float">
            <text:p>0.795039176940918</text:p>
          </table:table-cell>
          <table:table-cell office:value-type="float" office:value="0.780769228935242" calcext:value-type="float">
            <text:p>0.780769228935242</text:p>
          </table:table-cell>
          <table:table-cell office:value-type="float" office:value="609" calcext:value-type="float">
            <text:p>609</text:p>
          </table:table-cell>
          <table:table-cell office:value-type="float" office:value="2168" calcext:value-type="float">
            <text:p>2168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2062" calcext:value-type="float">
            <text:p>2062</text:p>
          </table:table-cell>
          <table:table-cell office:value-type="float" office:value="67.7864487171173" calcext:value-type="float">
            <text:p>67.7864487171173</text:p>
          </table:table-cell>
          <table:table-cell office:value-type="string" calcext:value-type="string">
            <text:p>12_W_exp64</text:p>
          </table:table-cell>
          <table:table-cell office:value-type="string" calcext:value-type="string">
            <text:p>12_W.v1.l0.ds0.l_combo0.ds_combo0.idays30.odays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31756265461445" calcext:value-type="float">
            <text:p>0.043175626546145</text:p>
          </table:table-cell>
          <table:table-cell office:value-type="float" office:value="0.940745949745178" calcext:value-type="float">
            <text:p>0.940745949745178</text:p>
          </table:table-cell>
          <table:table-cell office:value-type="float" office:value="0.838512241840362" calcext:value-type="float">
            <text:p>0.838512241840362</text:p>
          </table:table-cell>
          <table:table-cell office:value-type="float" office:value="0.86059433221817" calcext:value-type="float">
            <text:p>0.86059433221817</text:p>
          </table:table-cell>
          <table:table-cell office:value-type="float" office:value="3562" calcext:value-type="float">
            <text:p>3562</text:p>
          </table:table-cell>
          <table:table-cell office:value-type="float" office:value="16490" calcext:value-type="float">
            <text:p>16490</text:p>
          </table:table-cell>
          <table:table-cell office:value-type="float" office:value="686" calcext:value-type="float">
            <text:p>686</text:p>
          </table:table-cell>
          <table:table-cell office:value-type="float" office:value="577" calcext:value-type="float">
            <text:p>577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150.418070793152" calcext:value-type="float">
            <text:p>150.418070793152</text:p>
          </table:table-cell>
          <table:table-cell table:style-name="ce1" office:value-type="string" calcext:value-type="string">
            <text:p>12_T_exp64</text:p>
          </table:table-cell>
          <table:table-cell table:style-name="ce1" office:value-type="string" calcext:value-type="string">
            <text:p>12_T.v1.l0.ds0.l_combo0.ds_combo0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1:25:41.348398299</dc:date>
    <meta:editing-duration>PT2M26S</meta:editing-duration>
    <meta:editing-cycles>2</meta:editing-cycles>
    <meta:generator>LibreOffice/6.0.7.3$Linux_X86_64 LibreOffice_project/00m0$Build-3</meta:generator>
    <meta:document-statistic meta:table-count="1" meta:cell-count="124" meta:object-count="0"/>
  </office:meta>
</office:document-meta>
</file>